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35e1"/>
    </style:style>
    <style:style style:name="P2" style:family="paragraph" style:parent-style-name="Standard">
      <style:text-properties style:text-underline-style="solid" style:text-underline-width="auto" style:text-underline-color="font-color" officeooo:rsid="0017c1f5" officeooo:paragraph-rsid="0017c1f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7c1f5" officeooo:paragraph-rsid="0017c1f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78f1" officeooo:paragraph-rsid="001b78f1" style:font-weight-asian="bold" style:font-weight-complex="bold"/>
    </style:style>
    <style:style style:name="P5" style:family="paragraph" style:parent-style-name="Standard">
      <style:text-properties style:text-underline-style="none" officeooo:rsid="0017c1f5" officeooo:paragraph-rsid="0017c1f5"/>
    </style:style>
    <style:style style:name="P6" style:family="paragraph" style:parent-style-name="Standard">
      <style:text-properties style:text-underline-style="none" fo:font-weight="bold" officeooo:rsid="0017c1f5" officeooo:paragraph-rsid="0017c1f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83f11" officeooo:paragraph-rsid="00183f11" style:font-weight-asian="bold" style:font-weight-complex="bold"/>
    </style:style>
    <style:style style:name="P8" style:family="paragraph" style:parent-style-name="Standard">
      <style:text-properties officeooo:paragraph-rsid="0019906a"/>
    </style:style>
    <style:style style:name="P9" style:family="paragraph" style:parent-style-name="Standard">
      <style:text-properties officeooo:rsid="001b78f1" officeooo:paragraph-rsid="001b78f1"/>
    </style:style>
    <style:style style:name="P10" style:family="paragraph" style:parent-style-name="Standard">
      <style:text-properties fo:font-weight="bold" officeooo:rsid="001b78f1" officeooo:paragraph-rsid="001b78f1" style:font-weight-asian="bold" style:font-weight-complex="bold"/>
    </style:style>
    <style:style style:name="P11" style:family="paragraph" style:parent-style-name="Standard">
      <style:text-properties officeooo:rsid="001d63eb" officeooo:paragraph-rsid="001d63eb"/>
    </style:style>
    <style:style style:name="T1" style:family="text">
      <style:text-properties officeooo:rsid="001735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63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ues.2 <text:s/></text:span>What’s the result of executing this code and why?<text:line-break/></text:p>
      <text:p text:style-name="P1">var myObject = {<text:line-break/>foo: "bar",<text:line-break/>func: function() {<text:line-break/>var self = this;<text:line-break/>console.log("outer func: this.foo = " + this.foo); //<text:span text:style-name="T3">line 1</text:span><text:line-break/>console.log("outer func: self.foo = " + self.foo); //<text:span text:style-name="T3">line 2</text:span><text:line-break/>(function() {<text:line-break/>console.log("inner func: this.foo = " + this.foo); //<text:span text:style-name="T3">line 3</text:span><text:line-break/>console.log("inner func: self.foo = " + self.foo);//<text:span text:style-name="T3">line 4</text:span><text:line-break/>}());<text:line-break/>}<text:line-break/>};<text:line-break/>myObject.func();</text:p>
      <text:p text:style-name="P1"/>
      <text:p text:style-name="P10"/>
      <text:p text:style-name="P4">OUTPUT:</text:p>
      <text:p text:style-name="P4"/>
      <text:p text:style-name="P9">outer func: this.foo = bar</text:p>
      <text:p text:style-name="P9">ques2.html:10 outer func: self.foo = bar</text:p>
      <text:p text:style-name="P9">ques2.html:12 inner func: this.foo = undefined</text:p>
      <text:p text:style-name="P9">ques2.html:13 inner func: self.foo = bar</text:p>
      <text:p text:style-name="P1"/>
      <text:p text:style-name="P1"/>
      <text:p text:style-name="P10">Explanation:</text:p>
      <text:p text:style-name="P10"/>
      <text:p text:style-name="P11">In line 1, this.foo refers to the current value of foo which is “bar”.</text:p>
      <text:p text:style-name="P11">In line 2, self.foo also refers to “bar” because self=this.</text:p>
      <text:p text:style-name="P11">In line 3, it is defined in an anonymous function, so foo is not in the scope of this function. Hence, it is undefined.</text:p>
      <text:p text:style-name="P11">In line 4, self.foo refers to “bar” because variable self lies in its scope and equals to this which refers to the current variab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Ques.7 <text:s/></text:span>What’s the result of executing this code and why?<text:line-break/><text:line-break/>function test() {<text:line-break/>console.log(a);<text:line-break/>console.log(fun());<text:line-break/><text:line-break/>var a = 1;<text:line-break/>function fun() {<text:line-break/>return 2;<text:line-break/>}<text:line-break/>}<text:line-break/><text:line-break/>test();</text:p>
      <text:p text:style-name="P1"/>
      <text:p text:style-name="P1"/>
      <text:p text:style-name="P3">OUTPUT:</text:p>
      <text:p text:style-name="P2"/>
      <text:p text:style-name="P5">undefined</text:p>
      <text:p text:style-name="P5">2</text:p>
      <text:p text:style-name="P5"/>
      <text:p text:style-name="P6">Explanation:</text:p>
      <text:p text:style-name="P6"/>
      <text:p text:style-name="P7"><text:span text:style-name="T2">In this code,</text:span> <text:span text:style-name="T2">when test() is called ,it prints value of variable a on the console which is undefined because it is initialized after it has been used. So, its value will remain undefined. Then, fun() is called which returns 2. So, 2 is printed on the consol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3:08:42.350504733</meta:creation-date>
    <dc:date>2017-02-21T09:51:58.257639714</dc:date>
    <meta:editing-duration>PT16M45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18" meta:word-count="240" meta:character-count="1407" meta:non-whitespace-character-count="1178"/>
  </office:meta>
</office:document-meta>
</file>